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re" style:master-page-name="MP0" style:family="paragraph">
      <style:paragraph-properties fo:break-before="page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paragraph-properties fo:text-align="center"/>
    </style:style>
    <style:style style:name="P4" style:parent-style-name="Normal" style:family="paragraph">
      <style:paragraph-properties fo:text-align="center"/>
    </style:style>
    <style:style style:name="P5" style:parent-style-name="Normal" style:family="paragraph">
      <style:text-properties fo:font-size="18pt" style:font-size-asian="18pt" style:font-size-complex="18pt"/>
    </style:style>
    <style:style style:name="P6" style:parent-style-name="Normal" style:family="paragraph">
      <style:paragraph-properties fo:text-align="center"/>
    </style:style>
    <style:style style:name="P7" style:parent-style-name="Normal" style:family="paragraph">
      <style:paragraph-properties fo:text-align="center"/>
    </style:style>
    <style:style style:name="P8" style:parent-style-name="Normal" style:family="paragraph">
      <style:paragraph-properties fo:text-align="center"/>
    </style:style>
    <style:style style:name="P9" style:parent-style-name="Normal" style:family="paragraph">
      <style:paragraph-properties fo:text-align="center"/>
    </style:style>
    <style:style style:name="P10" style:parent-style-name="Normal" style:family="paragraph">
      <style:paragraph-properties fo:text-align="center"/>
    </style:style>
    <style:style style:name="P11" style:parent-style-name="Normal" style:family="paragraph">
      <style:paragraph-properties fo:text-align="center"/>
    </style:style>
    <style:style style:name="P12" style:parent-style-name="Normal" style:family="paragraph">
      <style:paragraph-properties fo:text-align="center"/>
    </style:style>
    <style:style style:name="P13" style:parent-style-name="Normal" style:family="paragraph">
      <style:paragraph-properties fo:text-align="center"/>
    </style:style>
    <style:style style:name="P14" style:parent-style-name="Normal" style:family="paragraph">
      <style:text-properties fo:font-size="18pt" style:font-size-asian="18pt" style:font-size-complex="18pt"/>
    </style:style>
    <style:style style:name="P15" style:parent-style-name="Normal" style:family="paragraph">
      <style:text-properties fo:hyphenate="true"/>
    </style:style>
    <style:style style:name="P16" style:parent-style-name="Normal" style:family="paragraph">
      <style:paragraph-properties fo:break-before="page"/>
      <style:text-properties fo:hyphenate="true"/>
    </style:style>
    <style:style style:name="P17" style:parent-style-name="Normal" style:family="paragraph">
      <style:text-properties fo:font-size="18pt" style:font-size-asian="18pt" style:font-size-complex="18pt"/>
    </style:style>
    <style:style style:name="P18" style:parent-style-name="Normal" style:family="paragraph">
      <style:paragraph-properties fo:text-align="center"/>
    </style:style>
    <style:style style:name="P19" style:parent-style-name="Normal" style:family="paragraph">
      <style:paragraph-properties fo:text-align="center"/>
    </style:style>
    <style:style style:name="P20" style:parent-style-name="Normal" style:family="paragraph">
      <style:paragraph-properties fo:text-align="center"/>
    </style:style>
    <style:style style:name="P21" style:parent-style-name="Normal" style:family="paragraph">
      <style:paragraph-properties fo:text-align="center"/>
    </style:style>
    <style:style style:name="P22" style:parent-style-name="Normal" style:family="paragraph">
      <style:text-properties fo:font-size="18pt" style:font-size-asian="18pt" style:font-size-complex="18pt"/>
    </style:style>
    <style:style style:name="P23" style:parent-style-name="Normal" style:family="paragraph">
      <style:paragraph-properties fo:text-align="center"/>
    </style:style>
    <style:style style:name="P24" style:parent-style-name="Normal" style:family="paragraph">
      <style:paragraph-properties fo:text-align="center"/>
    </style:style>
    <style:style style:name="P25" style:parent-style-name="Normal" style:family="paragraph">
      <style:paragraph-properties fo:text-align="center"/>
    </style:style>
    <style:style style:name="P26" style:parent-style-name="Normal" style:family="paragraph">
      <style:paragraph-properties fo:text-align="center"/>
    </style:style>
    <style:style style:family="graphic" style:name="a20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4472c4" draw:opacity="5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8" style:parent-style-name="Graphics">
      <style:graphic-properties fo:wrap-option="wrap" fo:border="0.01042in none" fo:padding-top="0.05in" fo:padding-bottom="0.05in" fo:padding-left="0.03937in" fo:padding-right="0.03937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4472c4" draw:opacity="5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6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4472c4" draw:opacity="5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8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1042in none" fo:padding-top="0.05in" fo:padding-bottom="0.05in" fo:padding-left="0.03937in" fo:padding-right="0.03937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5b9bd5" draw:opacity="100%" draw:stroke="solid" svg:stroke-width="0.02083in" svg:stroke-color="#ffffff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>
      <style:graphic-properties fo:wrap-option="wrap" fo:padding-top="0.05in" fo:padding-bottom="0.05in" fo:padding-left="0.1in" fo:padding-right="0.1in" draw:textarea-vertical-align="top" draw:textarea-horizontal-align="left" style:wrap="run-through" style:run-through="foreground" draw:fill="solid" draw:fill-color="#4472c4" draw:opacity="50%" draw:stroke="none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5" style:parent-style-name="Graphics">
      <style:graphic-properties fo:wrap-option="wrap" fo:border="0.01042in none" fo:padding-top="0.05in" fo:padding-bottom="0.05in" fo:padding-left="0.1in" fo:padding-right="0.1in" fo:background-color="#ffffff" draw:textarea-vertical-align="top" draw:textarea-horizontal-align="left" style:wrap="run-through" style:run-through="foreground" draw:opacity="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6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100%" draw:stroke="solid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7">
      <style:graphic-properties style:wrap="run-through" style:run-through="foreground" draw:fill="solid" draw:fill-color="#4472c4" draw:opacity="100%" draw:stroke="solid" svg:stroke-width="0.01389in" svg:stroke-color="#2f528f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9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0%" draw:stroke="dash" draw:stroke-dash="a8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0">
      <style:graphic-properties fo:wrap-option="wrap" fo:padding-top="0.05in" fo:padding-bottom="0.05in" fo:padding-left="0.1in" fo:padding-right="0.1in" draw:textarea-vertical-align="middle" draw:textarea-horizontal-align="left" style:wrap="run-through" style:run-through="foreground" draw:fill="solid" draw:fill-color="#ffc000" draw:opacity="0%" draw:stroke="dash" draw:stroke-dash="a29" svg:stroke-width="0.01389in" svg:stroke-color="#bc8c00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>Client-side page generation</text:p>
      <text:p text:style-name="Normal"/>
      <text:p text:style-name="Normal"/>
      <text:p text:style-name="Normal"><draw:frame draw:z-index="251673600" draw:id="id0" draw:style-name="a0" draw:name="Zone de texte 13" text:anchor-type="paragraph" svg:x="2.55006in" svg:y="0.70764in" svg:width="0.96528in" svg:height="0.3in" style:rel-width="scale" style:rel-height="scale"><draw:text-box><text:p text:style-name="P2">GENERERATE</text:p></draw:text-box><svg:title/><svg:desc/></draw:frame><draw:custom-shape svg:x="2.49097in" svg:y="1.04097in" svg:width="1.06667in" svg:height="0.30417in" draw:z-index="251672576" draw:id="id1" draw:style-name="a1" draw:name="Flèche : double flèche horizontale 7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0.71597in" svg:y="0.64653in" svg:width="1.75in" svg:height="1.02431in" draw:z-index="251671552" draw:id="id2" draw:style-name="a2" draw:name="Rectangle : coins arrondis 9" text:anchor-type="paragraph"><svg:title/><svg:desc/><text:p text:style-name="P3">FRONT-END</text:p><text:p text:style-name="P4">HTML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0.19931in" svg:y="-0.00069in" svg:width="5.29167in" svg:height="1.99931in" draw:z-index="251659264" draw:id="id3" draw:style-name="a3" draw:name="Rectangle : coins arrondis 1" text:anchor-type="paragraph"><svg:title/><svg:desc/><text:p text:style-name="P5">Browse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69504" draw:id="id4" draw:style-name="a4" draw:name="Zone de texte 13" text:anchor-type="paragraph" svg:x="2.94849in" svg:y="2.55764in" svg:width="0.6in" svg:height="0.3in" style:rel-width="scale" style:rel-height="scale"><draw:text-box><text:p text:style-name="Normal">HTTP<text:s/></text:p></draw:text-box><svg:title/><svg:desc/></draw:frame><draw:frame draw:z-index="251670528" draw:id="id5" draw:style-name="a5" draw:name="Zone de texte 14" text:anchor-type="paragraph" svg:x="2.44097in" svg:y="5.02431in" svg:width="0.675in" svg:height="0.3in" style:rel-width="scale" style:rel-height="scale"><draw:text-box><text:p text:style-name="Normal">JDBC<text:s/></text:p></draw:text-box><svg:title/><svg:desc/></draw:frame><draw:custom-shape svg:x="3.63264in" svg:y="4.90764in" svg:width="1.725in" svg:height="0.9in" draw:z-index="251663360" draw:id="id6" draw:style-name="a6" draw:name="Cylindre 5" text:anchor-type="paragraph"><svg:title/><svg:desc/><text:p text:style-name="P6">Base de données</text:p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25000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width="1.03264in" svg:height="0.26667in" draw:z-index="251665408" draw:id="id7" draw:style-name="a7" draw:transform="translate(-0.51632in -0.13333in) rotate(-0.61365) translate(3.05032in 5.03861in)" draw:name="Flèche : double flèche horizontale 8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3.66597in" svg:y="3.63264in" svg:width="1.64167in" svg:height="1.05in" draw:z-index="251662336" draw:id="id8" draw:style-name="a9" draw:name="Rectangle : coins arrondis 4" text:anchor-type="paragraph"><svg:title/><svg:desc/><text:p text:style-name="P7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.40764in" svg:y="3.62431in" svg:width="2.06667in" svg:height="1.04167in" draw:z-index="251661312" draw:id="id9" draw:style-name="a10" draw:name="Rectangle : coins arrondis 3" text:anchor-type="paragraph"><svg:title/><svg:desc/><text:p text:style-name="P8">BACK-END (API)</text:p><text:p text:style-name="P9">Code Java<text:s/></text:p><text:p text:style-name="P10">(Framework SpringBoot)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55764in" svg:y="0.67431in" svg:width="1.75in" svg:height="1.02431in" draw:z-index="251666432" draw:id="id10" draw:style-name="a11" draw:name="Rectangle : coins arrondis 9" text:anchor-type="paragraph"><svg:title/><svg:desc/><text:p text:style-name="P11">FRONT-END</text:p><text:p text:style-name="P12">Javascript<text:s/></text:p><text:p text:style-name="P13">(Framework React)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width="2.3375in" svg:height="0.30417in" draw:z-index="251664384" draw:id="id11" draw:style-name="a12" draw:transform="translate(-1.16875in -0.15208in) rotate(-5.47993) translate(2.8598in 2.6316in)" draw:name="Flèche : double flèche horizontale 7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0.14931in" svg:y="3.19931in" svg:width="6in" svg:height="2.7in" draw:z-index="251660288" draw:id="id12" draw:style-name="a13" draw:name="Rectangle : coins arrondis 2" text:anchor-type="paragraph"><svg:title/><svg:desc/><text:p text:style-name="P14">Serve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68480" draw:id="id13" draw:style-name="a14" draw:name="Zone de texte 12" text:anchor-type="paragraph" svg:x="5.57431in" svg:y="2.58264in" svg:width="0.58264in" svg:height="0.3in" style:rel-width="scale" style:rel-height="scale"><draw:text-box><text:p text:style-name="Normal">COPY</text:p></draw:text-box><svg:title/><svg:desc/></draw:frame><draw:custom-shape svg:width="0.69167in" svg:height="2.93264in" draw:z-index="251667456" draw:id="id14" draw:style-name="a15" draw:transform="translate(-0.34583in -1.46632in) rotate(-3.14159) translate(5.72012in 2.6573in)" draw:name="Flèche : courbe vers la droite 11" text:anchor-type="paragraph"><svg:title/><svg:desc/><draw:enhanced-geometry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5000"/><draw:equation draw:name="f13" draw:formula="50000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22 * ?f22"/><draw:equation draw:name="f26" draw:formula="?f22 * ?f18"/><draw:equation draw:name="f27" draw:formula="?f24 * ?f12"/><draw:equation draw:name="f28" draw:formula="?f24 * ?f13"/><draw:equation draw:name="f29" draw:formula="?f27 / 100000"/><draw:equation draw:name="f30" draw:formula="?f28 / 100000"/><draw:equation draw:name="f31" draw:formula="?f29 + ?f30"/><draw:equation draw:name="f32" draw:formula="?f29 * ?f29"/><draw:equation draw:name="f33" draw:formula="?f30 - ?f29"/><draw:equation draw:name="f34" draw:formula="?f30 / 2"/><draw:equation draw:name="f35" draw:formula="?f19 - ?f29"/><draw:equation draw:name="f36" draw:formula="0 - ?f29"/><draw:equation draw:name="f37" draw:formula="?f29 / 2"/><draw:equation draw:name="f38" draw:formula="?f31 / 4"/><draw:equation draw:name="f39" draw:formula="?f25 - ?f32"/><draw:equation draw:name="f40" draw:formula="?f33 / 2"/><draw:equation draw:name="f41" draw:formula="?f20 - ?f34"/><draw:equation draw:name="f42" draw:formula="0 - ?f37"/><draw:equation draw:name="f43" draw:formula="?f23 - ?f38"/><draw:equation draw:name="f44" draw:formula="sqrt(?f39)"/><draw:equation draw:name="f45" draw:formula="?f43 * 2"/><draw:equation draw:name="f46" draw:formula="?f43 + ?f29"/><draw:equation draw:name="f47" draw:formula="?f44 * ?f43"/><draw:equation draw:name="f48" draw:formula="?f43 * ?f18"/><draw:equation draw:name="f49" draw:formula="?f45 * ?f45"/><draw:equation draw:name="f50" draw:formula="?f47 / ?f22"/><draw:equation draw:name="f51" draw:formula="?f43 + ?f46"/><draw:equation draw:name="f52" draw:formula="?f49 - ?f32"/><draw:equation draw:name="f53" draw:formula="?f43 + ?f50"/><draw:equation draw:name="f54" draw:formula="?f46 + ?f50"/><draw:equation draw:name="f55" draw:formula="0 - ?f50"/><draw:equation draw:name="f56" draw:formula="?f51 / 2"/><draw:equation draw:name="f57" draw:formula="sqrt(?f52)"/><draw:equation draw:name="f58" draw:formula="?f53 - ?f40"/><draw:equation draw:name="f59" draw:formula="?f54 + ?f40"/><draw:equation draw:name="f60" draw:formula="?f57 * ?f22"/><draw:equation draw:name="f61" draw:formula="atan2(?f36, ?f55)"/><draw:equation draw:name="f62" draw:formula="0 - ?f61"/><draw:equation draw:name="f63" draw:formula="?f62 * ?f1 / ?f10"/><draw:equation draw:name="f64" draw:formula="?f63 - ?f2"/><draw:equation draw:name="f65" draw:formula="?f60 / ?f45"/><draw:equation draw:name="f66" draw:formula="0 - ?f65"/><draw:equation draw:name="f67" draw:formula="atan2(?f66, ?f42)"/><draw:equation draw:name="f68" draw:formula="0 - ?f67"/><draw:equation draw:name="f69" draw:formula="?f68 * ?f1 / ?f10"/><draw:equation draw:name="f70" draw:formula="?f69 - ?f2"/><draw:equation draw:name="f71" draw:formula="?f1 - ?f64"/><draw:equation draw:name="f72" draw:formula="0 - ?f64"/><draw:equation draw:name="f73" draw:formula="?f70 - ?f2"/><draw:equation draw:name="f74" draw:formula="?f2 + ?f70"/><draw:equation draw:name="f75" draw:formula="?f1 - ?f70"/><draw:equation draw:name="f76" draw:formula="21550000 - ?f72"/><draw:equation draw:name="f77" draw:formula="if(?f76, ?f72, 21550000)"/><draw:equation draw:name="f78" draw:formula="-21550000 - ?f77"/><draw:equation draw:name="f79" draw:formula="if(?f78, -21550000, ?f77)"/><draw:equation draw:name="f80" draw:formula="?f1 + ?f79"/><draw:equation draw:name="f81" draw:formula="?f1 + ?f2"/><draw:equation draw:name="f82" draw:formula="?f81 * ?f10 / ?f1"/><draw:equation draw:name="f83" draw:formula="0 - ?f82"/><draw:equation draw:name="f84" draw:formula="cos(?f83)"/><draw:equation draw:name="f85" draw:formula="0 - ?f84"/><draw:equation draw:name="f86" draw:formula="?f85 * ?f26"/><draw:equation draw:name="f87" draw:formula="sin(?f83)"/><draw:equation draw:name="f88" draw:formula="0 - ?f87"/><draw:equation draw:name="f89" draw:formula="?f88 * ?f48"/><draw:equation draw:name="f90" draw:formula="sqrt(?f86 * ?f86 + ?f89 * ?f89 + 0 * 0)"/><draw:equation draw:name="f91" draw:formula="?f26 * ?f48 / ?f90"/><draw:equation draw:name="f92" draw:formula="?f88 * ?f91"/><draw:equation draw:name="f93" draw:formula="?f11 - ?f92"/><draw:equation draw:name="f94" draw:formula="?f85 * ?f91"/><draw:equation draw:name="f95" draw:formula="?f43 - ?f94"/><draw:equation draw:name="f96" draw:formula="?f93 - ?f26"/><draw:equation draw:name="f97" draw:formula="?f95 - ?f48"/><draw:equation draw:name="f98" draw:formula="?f93 + ?f26"/><draw:equation draw:name="f99" draw:formula="?f95 + ?f48"/><draw:equation draw:name="f100" draw:formula="?f80 + ?f2"/><draw:equation draw:name="f101" draw:formula="?f100 * ?f10 / ?f1"/><draw:equation draw:name="f102" draw:formula="0 - ?f101"/><draw:equation draw:name="f103" draw:formula="cos(?f102)"/><draw:equation draw:name="f104" draw:formula="0 - ?f103"/><draw:equation draw:name="f105" draw:formula="?f104 * ?f26"/><draw:equation draw:name="f106" draw:formula="sin(?f102)"/><draw:equation draw:name="f107" draw:formula="0 - ?f106"/><draw:equation draw:name="f108" draw:formula="?f107 * ?f48"/><draw:equation draw:name="f109" draw:formula="sqrt(?f105 * ?f105 + ?f108 * ?f108 + 0 * 0)"/><draw:equation draw:name="f110" draw:formula="?f26 * ?f48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11, ?f96)"/><draw:equation draw:name="f116" draw:formula="if(?f79, ?f43, ?f97)"/><draw:equation draw:name="f117" draw:formula="if(?f79, ?f11, ?f98)"/><draw:equation draw:name="f118" draw:formula="if(?f79, ?f43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21550000 - ?f64"/><draw:equation draw:name="f124" draw:formula="if(?f123, ?f64, 21550000)"/><draw:equation draw:name="f125" draw:formula="-21550000 - ?f124"/><draw:equation draw:name="f126" draw:formula="if(?f125, -21550000, ?f124)"/><draw:equation draw:name="f127" draw:formula="?f71 + ?f126"/><draw:equation draw:name="f128" draw:formula="?f71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26"/><draw:equation draw:name="f134" draw:formula="sin(?f130)"/><draw:equation draw:name="f135" draw:formula="0 - ?f134"/><draw:equation draw:name="f136" draw:formula="?f135 * ?f48"/><draw:equation draw:name="f137" draw:formula="sqrt(?f133 * ?f133 + ?f136 * ?f136 + 0 * 0)"/><draw:equation draw:name="f138" draw:formula="?f26 * ?f48 / ?f137"/><draw:equation draw:name="f139" draw:formula="?f135 * ?f138"/><draw:equation draw:name="f140" draw:formula="?f35 - ?f139"/><draw:equation draw:name="f141" draw:formula="?f132 * ?f138"/><draw:equation draw:name="f142" draw:formula="?f54 - ?f141"/><draw:equation draw:name="f143" draw:formula="?f140 - ?f26"/><draw:equation draw:name="f144" draw:formula="?f142 - ?f48"/><draw:equation draw:name="f145" draw:formula="?f140 + ?f26"/><draw:equation draw:name="f146" draw:formula="?f142 + ?f48"/><draw:equation draw:name="f147" draw:formula="?f127 + ?f2"/><draw:equation draw:name="f148" draw:formula="?f147 * ?f10 / ?f1"/><draw:equation draw:name="f149" draw:formula="0 - ?f148"/><draw:equation draw:name="f150" draw:formula="cos(?f149)"/><draw:equation draw:name="f151" draw:formula="0 - ?f150"/><draw:equation draw:name="f152" draw:formula="?f151 * ?f26"/><draw:equation draw:name="f153" draw:formula="sin(?f149)"/><draw:equation draw:name="f154" draw:formula="0 - ?f153"/><draw:equation draw:name="f155" draw:formula="?f154 * ?f48"/><draw:equation draw:name="f156" draw:formula="sqrt(?f152 * ?f152 + ?f155 * ?f155 + 0 * 0)"/><draw:equation draw:name="f157" draw:formula="?f26 * ?f48 / ?f156"/><draw:equation draw:name="f158" draw:formula="?f154 * ?f157"/><draw:equation draw:name="f159" draw:formula="?f140 + ?f158"/><draw:equation draw:name="f160" draw:formula="?f151 * ?f157"/><draw:equation draw:name="f161" draw:formula="?f142 + ?f160"/><draw:equation draw:name="f162" draw:formula="if(?f126, ?f35, ?f143)"/><draw:equation draw:name="f163" draw:formula="if(?f126, ?f54, ?f144)"/><draw:equation draw:name="f164" draw:formula="if(?f126, ?f35, ?f145)"/><draw:equation draw:name="f165" draw:formula="if(?f126, ?f54, ?f146)"/><draw:equation draw:name="f166" draw:formula="if(?f126, ?f143, ?f159)"/><draw:equation draw:name="f167" draw:formula="if(?f126, ?f144, ?f161)"/><draw:equation draw:name="f168" draw:formula="if(?f126, ?f145, ?f159)"/><draw:equation draw:name="f169" draw:formula="if(?f126, ?f146, ?f161)"/><draw:equation draw:name="f170" draw:formula="21550000 - ?f73"/><draw:equation draw:name="f171" draw:formula="if(?f170, ?f73, 21550000)"/><draw:equation draw:name="f172" draw:formula="-21550000 - ?f171"/><draw:equation draw:name="f173" draw:formula="if(?f172, -21550000, ?f171)"/><draw:equation draw:name="f174" draw:formula="?f0 + ?f173"/><draw:equation draw:name="f175" draw:formula="?f0 + ?f2"/><draw:equation draw:name="f176" draw:formula="?f175 * ?f10 / ?f1"/><draw:equation draw:name="f177" draw:formula="0 - ?f176"/><draw:equation draw:name="f178" draw:formula="cos(?f177)"/><draw:equation draw:name="f179" draw:formula="0 - ?f178"/><draw:equation draw:name="f180" draw:formula="?f179 * ?f26"/><draw:equation draw:name="f181" draw:formula="sin(?f177)"/><draw:equation draw:name="f182" draw:formula="0 - ?f181"/><draw:equation draw:name="f183" draw:formula="?f182 * ?f48"/><draw:equation draw:name="f184" draw:formula="sqrt(?f180 * ?f180 + ?f183 * ?f183 + 0 * 0)"/><draw:equation draw:name="f185" draw:formula="?f26 * ?f48 / ?f184"/><draw:equation draw:name="f186" draw:formula="?f182 * ?f185"/><draw:equation draw:name="f187" draw:formula="?f19 - ?f186"/><draw:equation draw:name="f188" draw:formula="?f179 * ?f185"/><draw:equation draw:name="f189" draw:formula="?f29 - ?f188"/><draw:equation draw:name="f190" draw:formula="?f187 - ?f26"/><draw:equation draw:name="f191" draw:formula="?f189 - ?f48"/><draw:equation draw:name="f192" draw:formula="?f187 + ?f26"/><draw:equation draw:name="f193" draw:formula="?f189 + ?f48"/><draw:equation draw:name="f194" draw:formula="?f174 + ?f2"/><draw:equation draw:name="f195" draw:formula="?f194 * ?f10 / ?f1"/><draw:equation draw:name="f196" draw:formula="0 - ?f195"/><draw:equation draw:name="f197" draw:formula="cos(?f196)"/><draw:equation draw:name="f198" draw:formula="0 - ?f197"/><draw:equation draw:name="f199" draw:formula="?f198 * ?f26"/><draw:equation draw:name="f200" draw:formula="sin(?f196)"/><draw:equation draw:name="f201" draw:formula="0 - ?f200"/><draw:equation draw:name="f202" draw:formula="?f201 * ?f48"/><draw:equation draw:name="f203" draw:formula="sqrt(?f199 * ?f199 + ?f202 * ?f202 + 0 * 0)"/><draw:equation draw:name="f204" draw:formula="?f26 * ?f48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173, ?f19, ?f190)"/><draw:equation draw:name="f210" draw:formula="if(?f173, ?f29, ?f191)"/><draw:equation draw:name="f211" draw:formula="if(?f173, ?f19, ?f192)"/><draw:equation draw:name="f212" draw:formula="if(?f173, ?f29, ?f193)"/><draw:equation draw:name="f213" draw:formula="if(?f173, ?f190, ?f206)"/><draw:equation draw:name="f214" draw:formula="if(?f173, ?f191, ?f208)"/><draw:equation draw:name="f215" draw:formula="if(?f173, ?f192, ?f206)"/><draw:equation draw:name="f216" draw:formula="if(?f173, ?f193, ?f208)"/><draw:equation draw:name="f217" draw:formula="21550000 - ?f74"/><draw:equation draw:name="f218" draw:formula="if(?f217, ?f74, 21550000)"/><draw:equation draw:name="f219" draw:formula="-21550000 - ?f218"/><draw:equation draw:name="f220" draw:formula="if(?f219, -21550000, ?f218)"/><draw:equation draw:name="f221" draw:formula="?f75 + ?f220"/><draw:equation draw:name="f222" draw:formula="?f75 + ?f2"/><draw:equation draw:name="f223" draw:formula="?f222 * ?f10 / ?f1"/><draw:equation draw:name="f224" draw:formula="0 - ?f223"/><draw:equation draw:name="f225" draw:formula="cos(?f224)"/><draw:equation draw:name="f226" draw:formula="0 - ?f225"/><draw:equation draw:name="f227" draw:formula="?f226 * ?f26"/><draw:equation draw:name="f228" draw:formula="sin(?f224)"/><draw:equation draw:name="f229" draw:formula="0 - ?f228"/><draw:equation draw:name="f230" draw:formula="?f229 * ?f48"/><draw:equation draw:name="f231" draw:formula="sqrt(?f227 * ?f227 + ?f230 * ?f230 + 0 * 0)"/><draw:equation draw:name="f232" draw:formula="?f26 * ?f48 / ?f231"/><draw:equation draw:name="f233" draw:formula="?f229 * ?f232"/><draw:equation draw:name="f234" draw:formula="?f206 - ?f233"/><draw:equation draw:name="f235" draw:formula="?f226 * ?f232"/><draw:equation draw:name="f236" draw:formula="?f208 - ?f235"/><draw:equation draw:name="f237" draw:formula="?f234 - ?f26"/><draw:equation draw:name="f238" draw:formula="?f236 - ?f48"/><draw:equation draw:name="f239" draw:formula="?f234 + ?f26"/><draw:equation draw:name="f240" draw:formula="?f236 + ?f48"/><draw:equation draw:name="f241" draw:formula="?f221 + ?f2"/><draw:equation draw:name="f242" draw:formula="?f241 * ?f10 / ?f1"/><draw:equation draw:name="f243" draw:formula="0 - ?f242"/><draw:equation draw:name="f244" draw:formula="cos(?f243)"/><draw:equation draw:name="f245" draw:formula="0 - ?f244"/><draw:equation draw:name="f246" draw:formula="?f245 * ?f26"/><draw:equation draw:name="f247" draw:formula="sin(?f243)"/><draw:equation draw:name="f248" draw:formula="0 - ?f247"/><draw:equation draw:name="f249" draw:formula="?f248 * ?f48"/><draw:equation draw:name="f250" draw:formula="sqrt(?f246 * ?f246 + ?f249 * ?f249 + 0 * 0)"/><draw:equation draw:name="f251" draw:formula="?f26 * ?f48 / ?f250"/><draw:equation draw:name="f252" draw:formula="?f248 * ?f251"/><draw:equation draw:name="f253" draw:formula="?f234 + ?f252"/><draw:equation draw:name="f254" draw:formula="?f245 * ?f251"/><draw:equation draw:name="f255" draw:formula="?f236 + ?f254"/><draw:equation draw:name="f256" draw:formula="if(?f220, ?f206, ?f237)"/><draw:equation draw:name="f257" draw:formula="if(?f220, ?f208, ?f238)"/><draw:equation draw:name="f258" draw:formula="if(?f220, ?f206, ?f239)"/><draw:equation draw:name="f259" draw:formula="if(?f220, ?f208, ?f240)"/><draw:equation draw:name="f260" draw:formula="if(?f220, ?f237, ?f253)"/><draw:equation draw:name="f261" draw:formula="if(?f220, ?f238, ?f255)"/><draw:equation draw:name="f262" draw:formula="if(?f220, ?f239, ?f253)"/><draw:equation draw:name="f263" draw:formula="if(?f220, ?f240, ?f255)"/><draw:equation draw:name="f264" draw:formula="21550000 - ?f2"/><draw:equation draw:name="f265" draw:formula="if(?f264, ?f2, 21550000)"/><draw:equation draw:name="f266" draw:formula="-21550000 - ?f265"/><draw:equation draw:name="f267" draw:formula="if(?f266, -21550000, ?f265)"/><draw:equation draw:name="f268" draw:formula="?f1 + ?f267"/><draw:equation draw:name="f269" draw:formula="?f268 + ?f2"/><draw:equation draw:name="f270" draw:formula="?f269 * ?f10 / ?f1"/><draw:equation draw:name="f271" draw:formula="0 - ?f270"/><draw:equation draw:name="f272" draw:formula="cos(?f271)"/><draw:equation draw:name="f273" draw:formula="0 - ?f272"/><draw:equation draw:name="f274" draw:formula="?f273 * ?f26"/><draw:equation draw:name="f275" draw:formula="sin(?f271)"/><draw:equation draw:name="f276" draw:formula="0 - ?f275"/><draw:equation draw:name="f277" draw:formula="?f276 * ?f48"/><draw:equation draw:name="f278" draw:formula="sqrt(?f274 * ?f274 + ?f277 * ?f277 + 0 * 0)"/><draw:equation draw:name="f279" draw:formula="?f26 * ?f48 / ?f278"/><draw:equation draw:name="f280" draw:formula="?f276 * ?f279"/><draw:equation draw:name="f281" draw:formula="?f93 + ?f280"/><draw:equation draw:name="f282" draw:formula="?f273 * ?f279"/><draw:equation draw:name="f283" draw:formula="?f95 + ?f282"/><draw:equation draw:name="f284" draw:formula="if(?f267, ?f11, ?f96)"/><draw:equation draw:name="f285" draw:formula="if(?f267, ?f43, ?f97)"/><draw:equation draw:name="f286" draw:formula="if(?f267, ?f11, ?f98)"/><draw:equation draw:name="f287" draw:formula="if(?f267, ?f43, ?f99)"/><draw:equation draw:name="f288" draw:formula="if(?f267, ?f96, ?f281)"/><draw:equation draw:name="f289" draw:formula="if(?f267, ?f97, ?f283)"/><draw:equation draw:name="f290" draw:formula="if(?f267, ?f98, ?f281)"/><draw:equation draw:name="f291" draw:formula="if(?f267, ?f99, ?f283)"/></draw:enhanced-geometry></draw:custom-shape></text:p>
      <text:p text:style-name="P15"/>
      <text:p text:style-name="P16"/>
      <text:p text:style-name="Titre">Server-side page generation</text:p>
      <text:p text:style-name="Normal"/>
      <text:p text:style-name="Normal"/>
      <text:p text:style-name="Normal"><draw:custom-shape svg:x="0.19931in" svg:y="-0.00069in" svg:width="5.29167in" svg:height="1.99931in" draw:z-index="251675648" draw:id="id15" draw:style-name="a16" draw:name="Rectangle : coins arrondis 1" text:anchor-type="paragraph"><svg:title/><svg:desc/><text:p text:style-name="P17">Browse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5888" draw:id="id16" draw:style-name="a17" draw:name="Zone de texte 13" text:anchor-type="paragraph" svg:x="2.94849in" svg:y="2.55764in" svg:width="0.6in" svg:height="0.3in" style:rel-width="scale" style:rel-height="scale"><draw:text-box><text:p text:style-name="Normal">HTTP<text:s/></text:p></draw:text-box><svg:title/><svg:desc/></draw:frame><draw:frame draw:z-index="251686912" draw:id="id17" draw:style-name="a18" draw:name="Zone de texte 14" text:anchor-type="paragraph" svg:x="2.44097in" svg:y="5.02431in" svg:width="0.675in" svg:height="0.3in" style:rel-width="scale" style:rel-height="scale"><draw:text-box><text:p text:style-name="Normal">JDBC<text:s/></text:p></draw:text-box><svg:title/><svg:desc/></draw:frame><draw:custom-shape svg:x="3.63264in" svg:y="4.90764in" svg:width="1.725in" svg:height="0.9in" draw:z-index="251679744" draw:id="id18" draw:style-name="a19" draw:name="Cylindre 5" text:anchor-type="paragraph"><svg:title/><svg:desc/><text:p text:style-name="P18">Base de données</text:p><draw:enhanced-geometry draw:path-stretchpoint-x="21600" draw:path-stretchpoint-y="21600" draw:type="non-primitive" svg:viewBox="0 0 21600 21600" draw:enhanced-path="S M ?f11 ?f28 A ?f71 ?f72 ?f73 ?f74 ?f11 ?f28 ?f68 ?f70  W ?f75 ?f76 ?f77 ?f78 ?f11 ?f28 ?f68 ?f70 L ?f19 ?f30 A ?f118 ?f119 ?f120 ?f121 ?f19 ?f30 ?f115 ?f117  W ?f122 ?f123 ?f124 ?f125 ?f19 ?f30 ?f115 ?f117 Z N S M ?f11 ?f28 A ?f146 ?f147 ?f148 ?f149 ?f11 ?f28 ?f143 ?f145  W ?f150 ?f151 ?f152 ?f153 ?f11 ?f28 ?f143 ?f145 Z N F M ?f19 ?f28 A ?f173 ?f174 ?f175 ?f176 ?f19 ?f28 ?f170 ?f172  W ?f177 ?f178 ?f179 ?f180 ?f19 ?f28 ?f170 ?f172 L ?f19 ?f30 A ?f118 ?f119 ?f120 ?f121 ?f19 ?f30 ?f115 ?f117  W ?f122 ?f123 ?f124 ?f125 ?f19 ?f30 ?f115 ?f117 L ?f11 ?f28 N" draw:text-areas="?f11 ?f29 ?f19 ?f30" draw:glue-points="?f25 ?f29" draw:glue-point-leaving-directions="-36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21600000"/><draw:equation draw:name="f11" draw:formula="0"/><draw:equation draw:name="f12" draw:formula="0 - 10800000"/><draw:equation draw:name="f13" draw:formula="25000"/><draw:equation draw:name="f14" draw:formula="?f7 / 21600"/><draw:equation draw:name="f15" draw:formula="?f6 / 21600"/><draw:equation draw:name="f16" draw:formula="21600 * ?f7"/><draw:equation draw:name="f17" draw:formula="21600 * ?f6"/><draw:equation draw:name="f18" draw:formula="min(?f15, ?f14)"/><draw:equation draw:name="f19" draw:formula="?f16 / ?f8"/><draw:equation draw:name="f20" draw:formula="?f17 / ?f8"/><draw:equation draw:name="f21" draw:formula="?f20 - ?f11"/><draw:equation draw:name="f22" draw:formula="?f19 - ?f11"/><draw:equation draw:name="f23" draw:formula="?f22 / 2"/><draw:equation draw:name="f24" draw:formula="min(?f22, ?f21)"/><draw:equation draw:name="f25" draw:formula="?f11 + ?f23"/><draw:equation draw:name="f26" draw:formula="?f24 * ?f13"/><draw:equation draw:name="f27" draw:formula="?f23 * ?f18"/><draw:equation draw:name="f28" draw:formula="?f26 / 200000"/><draw:equation draw:name="f29" draw:formula="?f28 + ?f28"/><draw:equation draw:name="f30" draw:formula="?f20 - ?f28"/><draw:equation draw:name="f31" draw:formula="?f28 * ?f18"/><draw:equation draw:name="f32" draw:formula="21550000 - ?f12"/><draw:equation draw:name="f33" draw:formula="if(?f32, ?f12, 21550000)"/><draw:equation draw:name="f34" draw:formula="-21550000 - ?f33"/><draw:equation draw:name="f35" draw:formula="if(?f34, -21550000, ?f33)"/><draw:equation draw:name="f36" draw:formula="?f0 + ?f35"/><draw:equation draw:name="f37" draw:formula="?f0 + ?f1"/><draw:equation draw:name="f38" draw:formula="?f37 * ?f9 / ?f0"/><draw:equation draw:name="f39" draw:formula="0 - ?f38"/><draw:equation draw:name="f40" draw:formula="cos(?f39)"/><draw:equation draw:name="f41" draw:formula="0 - ?f40"/><draw:equation draw:name="f42" draw:formula="?f41 * ?f27"/><draw:equation draw:name="f43" draw:formula="sin(?f39)"/><draw:equation draw:name="f44" draw:formula="0 - ?f43"/><draw:equation draw:name="f45" draw:formula="?f44 * ?f31"/><draw:equation draw:name="f46" draw:formula="sqrt(?f42 * ?f42 + ?f45 * ?f45 + 0 * 0)"/><draw:equation draw:name="f47" draw:formula="?f27 * ?f31 / ?f46"/><draw:equation draw:name="f48" draw:formula="?f44 * ?f47"/><draw:equation draw:name="f49" draw:formula="?f11 - ?f48"/><draw:equation draw:name="f50" draw:formula="?f41 * ?f47"/><draw:equation draw:name="f51" draw:formula="?f28 - ?f50"/><draw:equation draw:name="f52" draw:formula="?f49 - ?f27"/><draw:equation draw:name="f53" draw:formula="?f51 - ?f31"/><draw:equation draw:name="f54" draw:formula="?f49 + ?f27"/><draw:equation draw:name="f55" draw:formula="?f51 + ?f31"/><draw:equation draw:name="f56" draw:formula="?f36 + ?f1"/><draw:equation draw:name="f57" draw:formula="?f56 * ?f9 / ?f0"/><draw:equation draw:name="f58" draw:formula="0 - ?f57"/><draw:equation draw:name="f59" draw:formula="cos(?f58)"/><draw:equation draw:name="f60" draw:formula="0 - ?f59"/><draw:equation draw:name="f61" draw:formula="?f60 * ?f27"/><draw:equation draw:name="f62" draw:formula="sin(?f58)"/><draw:equation draw:name="f63" draw:formula="0 - ?f62"/><draw:equation draw:name="f64" draw:formula="?f63 * ?f31"/><draw:equation draw:name="f65" draw:formula="sqrt(?f61 * ?f61 + ?f64 * ?f64 + 0 * 0)"/><draw:equation draw:name="f66" draw:formula="?f27 * ?f31 / ?f65"/><draw:equation draw:name="f67" draw:formula="?f63 * ?f66"/><draw:equation draw:name="f68" draw:formula="?f49 + ?f67"/><draw:equation draw:name="f69" draw:formula="?f60 * ?f66"/><draw:equation draw:name="f70" draw:formula="?f51 + ?f69"/><draw:equation draw:name="f71" draw:formula="if(?f35, ?f11, ?f52)"/><draw:equation draw:name="f72" draw:formula="if(?f35, ?f28, ?f53)"/><draw:equation draw:name="f73" draw:formula="if(?f35, ?f11, ?f54)"/><draw:equation draw:name="f74" draw:formula="if(?f35, ?f28, ?f55)"/><draw:equation draw:name="f75" draw:formula="if(?f35, ?f52, ?f68)"/><draw:equation draw:name="f76" draw:formula="if(?f35, ?f53, ?f70)"/><draw:equation draw:name="f77" draw:formula="if(?f35, ?f54, ?f68)"/><draw:equation draw:name="f78" draw:formula="if(?f35, ?f55, ?f70)"/><draw:equation draw:name="f79" draw:formula="21550000 - ?f0"/><draw:equation draw:name="f80" draw:formula="if(?f79, ?f0, 21550000)"/><draw:equation draw:name="f81" draw:formula="-21550000 - ?f80"/><draw:equation draw:name="f82" draw:formula="if(?f81, -21550000, ?f80)"/><draw:equation draw:name="f83" draw:formula="?f11 + ?f82"/><draw:equation draw:name="f84" draw:formula="?f11 + ?f1"/><draw:equation draw:name="f85" draw:formula="?f84 * ?f9 / ?f0"/><draw:equation draw:name="f86" draw:formula="0 - ?f85"/><draw:equation draw:name="f87" draw:formula="cos(?f86)"/><draw:equation draw:name="f88" draw:formula="0 - ?f87"/><draw:equation draw:name="f89" draw:formula="?f88 * ?f27"/><draw:equation draw:name="f90" draw:formula="sin(?f86)"/><draw:equation draw:name="f91" draw:formula="0 - ?f90"/><draw:equation draw:name="f92" draw:formula="?f91 * ?f31"/><draw:equation draw:name="f93" draw:formula="sqrt(?f89 * ?f89 + ?f92 * ?f92 + 0 * 0)"/><draw:equation draw:name="f94" draw:formula="?f27 * ?f31 / ?f93"/><draw:equation draw:name="f95" draw:formula="?f91 * ?f94"/><draw:equation draw:name="f96" draw:formula="?f19 - ?f95"/><draw:equation draw:name="f97" draw:formula="?f88 * ?f94"/><draw:equation draw:name="f98" draw:formula="?f30 - ?f97"/><draw:equation draw:name="f99" draw:formula="?f96 - ?f27"/><draw:equation draw:name="f100" draw:formula="?f98 - ?f31"/><draw:equation draw:name="f101" draw:formula="?f96 + ?f27"/><draw:equation draw:name="f102" draw:formula="?f98 + ?f31"/><draw:equation draw:name="f103" draw:formula="?f83 + ?f1"/><draw:equation draw:name="f104" draw:formula="?f103 * ?f9 / ?f0"/><draw:equation draw:name="f105" draw:formula="0 - ?f104"/><draw:equation draw:name="f106" draw:formula="cos(?f105)"/><draw:equation draw:name="f107" draw:formula="0 - ?f106"/><draw:equation draw:name="f108" draw:formula="?f107 * ?f27"/><draw:equation draw:name="f109" draw:formula="sin(?f105)"/><draw:equation draw:name="f110" draw:formula="0 - ?f109"/><draw:equation draw:name="f111" draw:formula="?f110 * ?f31"/><draw:equation draw:name="f112" draw:formula="sqrt(?f108 * ?f108 + ?f111 * ?f111 + 0 * 0)"/><draw:equation draw:name="f113" draw:formula="?f27 * ?f31 / ?f112"/><draw:equation draw:name="f114" draw:formula="?f110 * ?f113"/><draw:equation draw:name="f115" draw:formula="?f96 + ?f114"/><draw:equation draw:name="f116" draw:formula="?f107 * ?f113"/><draw:equation draw:name="f117" draw:formula="?f98 + ?f116"/><draw:equation draw:name="f118" draw:formula="if(?f82, ?f19, ?f99)"/><draw:equation draw:name="f119" draw:formula="if(?f82, ?f30, ?f100)"/><draw:equation draw:name="f120" draw:formula="if(?f82, ?f19, ?f101)"/><draw:equation draw:name="f121" draw:formula="if(?f82, ?f30, ?f102)"/><draw:equation draw:name="f122" draw:formula="if(?f82, ?f99, ?f115)"/><draw:equation draw:name="f123" draw:formula="if(?f82, ?f100, ?f117)"/><draw:equation draw:name="f124" draw:formula="if(?f82, ?f101, ?f115)"/><draw:equation draw:name="f125" draw:formula="if(?f82, ?f102, ?f117)"/><draw:equation draw:name="f126" draw:formula="21550000 - ?f10"/><draw:equation draw:name="f127" draw:formula="if(?f126, ?f10, 21550000)"/><draw:equation draw:name="f128" draw:formula="-21550000 - ?f127"/><draw:equation draw:name="f129" draw:formula="if(?f128, -21550000, ?f127)"/><draw:equation draw:name="f130" draw:formula="?f0 + ?f129"/><draw:equation draw:name="f131" draw:formula="?f130 + ?f1"/><draw:equation draw:name="f132" draw:formula="?f131 * ?f9 / ?f0"/><draw:equation draw:name="f133" draw:formula="0 - ?f132"/><draw:equation draw:name="f134" draw:formula="cos(?f133)"/><draw:equation draw:name="f135" draw:formula="0 - ?f134"/><draw:equation draw:name="f136" draw:formula="?f135 * ?f27"/><draw:equation draw:name="f137" draw:formula="sin(?f133)"/><draw:equation draw:name="f138" draw:formula="0 - ?f137"/><draw:equation draw:name="f139" draw:formula="?f138 * ?f31"/><draw:equation draw:name="f140" draw:formula="sqrt(?f136 * ?f136 + ?f139 * ?f139 + 0 * 0)"/><draw:equation draw:name="f141" draw:formula="?f27 * ?f31 / ?f140"/><draw:equation draw:name="f142" draw:formula="?f138 * ?f141"/><draw:equation draw:name="f143" draw:formula="?f49 + ?f142"/><draw:equation draw:name="f144" draw:formula="?f135 * ?f141"/><draw:equation draw:name="f145" draw:formula="?f51 + ?f144"/><draw:equation draw:name="f146" draw:formula="if(?f129, ?f11, ?f52)"/><draw:equation draw:name="f147" draw:formula="if(?f129, ?f28, ?f53)"/><draw:equation draw:name="f148" draw:formula="if(?f129, ?f11, ?f54)"/><draw:equation draw:name="f149" draw:formula="if(?f129, ?f28, ?f55)"/><draw:equation draw:name="f150" draw:formula="if(?f129, ?f52, ?f143)"/><draw:equation draw:name="f151" draw:formula="if(?f129, ?f53, ?f145)"/><draw:equation draw:name="f152" draw:formula="if(?f129, ?f54, ?f143)"/><draw:equation draw:name="f153" draw:formula="if(?f129, ?f55, ?f145)"/><draw:equation draw:name="f154" draw:formula="?f11 + ?f129"/><draw:equation draw:name="f155" draw:formula="?f28 - ?f97"/><draw:equation draw:name="f156" draw:formula="?f155 - ?f31"/><draw:equation draw:name="f157" draw:formula="?f155 + ?f31"/><draw:equation draw:name="f158" draw:formula="?f154 + ?f1"/><draw:equation draw:name="f159" draw:formula="?f158 * ?f9 / ?f0"/><draw:equation draw:name="f160" draw:formula="0 - ?f159"/><draw:equation draw:name="f161" draw:formula="cos(?f160)"/><draw:equation draw:name="f162" draw:formula="0 - ?f161"/><draw:equation draw:name="f163" draw:formula="?f162 * ?f27"/><draw:equation draw:name="f164" draw:formula="sin(?f160)"/><draw:equation draw:name="f165" draw:formula="0 - ?f164"/><draw:equation draw:name="f166" draw:formula="?f165 * ?f31"/><draw:equation draw:name="f167" draw:formula="sqrt(?f163 * ?f163 + ?f166 * ?f166 + 0 * 0)"/><draw:equation draw:name="f168" draw:formula="?f27 * ?f31 / ?f167"/><draw:equation draw:name="f169" draw:formula="?f165 * ?f168"/><draw:equation draw:name="f170" draw:formula="?f96 + ?f169"/><draw:equation draw:name="f171" draw:formula="?f162 * ?f168"/><draw:equation draw:name="f172" draw:formula="?f155 + ?f171"/><draw:equation draw:name="f173" draw:formula="if(?f129, ?f19, ?f99)"/><draw:equation draw:name="f174" draw:formula="if(?f129, ?f28, ?f156)"/><draw:equation draw:name="f175" draw:formula="if(?f129, ?f19, ?f101)"/><draw:equation draw:name="f176" draw:formula="if(?f129, ?f28, ?f157)"/><draw:equation draw:name="f177" draw:formula="if(?f129, ?f99, ?f170)"/><draw:equation draw:name="f178" draw:formula="if(?f129, ?f156, ?f172)"/><draw:equation draw:name="f179" draw:formula="if(?f129, ?f101, ?f170)"/><draw:equation draw:name="f180" draw:formula="if(?f129, ?f157, ?f172)"/></draw:enhanced-geometry></draw:custom-shape><draw:custom-shape svg:width="1.03264in" svg:height="0.26667in" draw:z-index="251681792" draw:id="id19" draw:style-name="a20" draw:transform="translate(-0.51632in -0.13333in) rotate(-0.61365) translate(3.05032in 5.03861in)" draw:name="Flèche : double flèche horizontale 8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1.40764in" svg:y="3.62431in" svg:width="2.06667in" svg:height="1.04167in" draw:z-index="251677696" draw:id="id20" draw:style-name="a21" draw:name="Rectangle : coins arrondis 3" text:anchor-type="paragraph"><svg:title/><svg:desc/><text:p text:style-name="P19">Back-end</text:p><text:p text:style-name="P20">Code Java + JSP</text:p><text:p text:style-name="P21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width="2.3375in" svg:height="0.30417in" draw:z-index="251680768" draw:id="id21" draw:style-name="a22" draw:transform="translate(-1.16875in -0.15208in) rotate(-5.47993) translate(2.8598in 2.6316in)" draw:name="Flèche : double flèche horizontale 7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custom-shape svg:x="0.14931in" svg:y="3.19931in" svg:width="6in" svg:height="2.7in" draw:z-index="251676672" draw:id="id22" draw:style-name="a23" draw:name="Rectangle : coins arrondis 2" text:anchor-type="paragraph"><svg:title/><svg:desc/><text:p text:style-name="P22">Server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z-index="251684864" draw:id="id23" draw:style-name="a24" draw:name="Zone de texte 12" text:anchor-type="paragraph" svg:x="5.57431in" svg:y="2.58264in" svg:width="0.58264in" svg:height="0.3in" style:rel-width="scale" style:rel-height="scale"><draw:text-box><text:p text:style-name="Normal">COPY</text:p></draw:text-box><svg:title/><svg:desc/></draw:frame><draw:custom-shape svg:width="0.69167in" svg:height="2.93264in" draw:z-index="251683840" draw:id="id24" draw:style-name="a25" draw:transform="translate(-0.34583in -1.46632in) rotate(-3.14159) translate(5.72012in 2.6573in)" draw:name="Flèche : courbe vers la droite 11" text:anchor-type="paragraph"><svg:title/><svg:desc/><draw:enhanced-geometry draw:path-stretchpoint-x="21600" draw:path-stretchpoint-y="21600" draw:type="non-primitive" svg:viewBox="0 0 21600 21600" draw:enhanced-path="S M ?f11 ?f43 A ?f115 ?f116 ?f117 ?f118 ?f11 ?f43 ?f112 ?f114  W ?f119 ?f120 ?f121 ?f122 ?f11 ?f43 ?f112 ?f114 L ?f35 ?f58 ?f19 ?f41 ?f35 ?f59 ?f35 ?f54 A ?f162 ?f163 ?f164 ?f165 ?f35 ?f54 ?f159 ?f161  W ?f166 ?f167 ?f168 ?f169 ?f35 ?f54 ?f159 ?f161 Z N S M ?f19 ?f29 A ?f209 ?f210 ?f211 ?f212 ?f19 ?f29 ?f206 ?f208  W ?f213 ?f214 ?f215 ?f216 ?f19 ?f29 ?f206 ?f208 A ?f256 ?f257 ?f258 ?f259 ?f206 ?f208 ?f253 ?f255  W ?f260 ?f261 ?f262 ?f263 ?f206 ?f208 ?f253 ?f255 Z N F M ?f11 ?f43 A ?f115 ?f116 ?f117 ?f118 ?f11 ?f43 ?f112 ?f114  W ?f119 ?f120 ?f121 ?f122 ?f11 ?f43 ?f112 ?f114 L ?f35 ?f58 ?f19 ?f41 ?f35 ?f59 ?f35 ?f54 A ?f162 ?f163 ?f164 ?f165 ?f35 ?f54 ?f159 ?f161  W ?f166 ?f167 ?f168 ?f169 ?f35 ?f54 ?f159 ?f161 L ?f11 ?f43 A ?f284 ?f285 ?f286 ?f287 ?f11 ?f43 ?f281 ?f283  W ?f288 ?f289 ?f290 ?f291 ?f11 ?f43 ?f281 ?f283 L ?f19 ?f29 A ?f209 ?f210 ?f211 ?f212 ?f19 ?f29 ?f206 ?f208  W ?f213 ?f214 ?f215 ?f216 ?f19 ?f29 ?f206 ?f208 N" draw:text-areas="?f11 ?f11 ?f19 ?f20" draw:glue-points="?f11 ?f56 ?f35 ?f59 ?f19 ?f41 ?f35 ?f58 ?f19 ?f37" draw:glue-point-leaving-directions="-270, -180, -90, -90, -9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25000"/><draw:equation draw:name="f13" draw:formula="50000"/><draw:equation draw:name="f14" draw:formula="?f8 / 21600"/><draw:equation draw:name="f15" draw:formula="?f7 / 21600"/><draw:equation draw:name="f16" draw:formula="21600 * ?f8"/><draw:equation draw:name="f17" draw:formula="21600 * ?f7"/><draw:equation draw:name="f18" draw:formula="min(?f15, ?f14)"/><draw:equation draw:name="f19" draw:formula="?f16 / ?f9"/><draw:equation draw:name="f20" draw:formula="?f17 / ?f9"/><draw:equation draw:name="f21" draw:formula="?f20 - ?f11"/><draw:equation draw:name="f22" draw:formula="?f19 - ?f11"/><draw:equation draw:name="f23" draw:formula="?f21 / 2"/><draw:equation draw:name="f24" draw:formula="min(?f22, ?f21)"/><draw:equation draw:name="f25" draw:formula="?f22 * ?f22"/><draw:equation draw:name="f26" draw:formula="?f22 * ?f18"/><draw:equation draw:name="f27" draw:formula="?f24 * ?f12"/><draw:equation draw:name="f28" draw:formula="?f24 * ?f13"/><draw:equation draw:name="f29" draw:formula="?f27 / 100000"/><draw:equation draw:name="f30" draw:formula="?f28 / 100000"/><draw:equation draw:name="f31" draw:formula="?f29 + ?f30"/><draw:equation draw:name="f32" draw:formula="?f29 * ?f29"/><draw:equation draw:name="f33" draw:formula="?f30 - ?f29"/><draw:equation draw:name="f34" draw:formula="?f30 / 2"/><draw:equation draw:name="f35" draw:formula="?f19 - ?f29"/><draw:equation draw:name="f36" draw:formula="0 - ?f29"/><draw:equation draw:name="f37" draw:formula="?f29 / 2"/><draw:equation draw:name="f38" draw:formula="?f31 / 4"/><draw:equation draw:name="f39" draw:formula="?f25 - ?f32"/><draw:equation draw:name="f40" draw:formula="?f33 / 2"/><draw:equation draw:name="f41" draw:formula="?f20 - ?f34"/><draw:equation draw:name="f42" draw:formula="0 - ?f37"/><draw:equation draw:name="f43" draw:formula="?f23 - ?f38"/><draw:equation draw:name="f44" draw:formula="sqrt(?f39)"/><draw:equation draw:name="f45" draw:formula="?f43 * 2"/><draw:equation draw:name="f46" draw:formula="?f43 + ?f29"/><draw:equation draw:name="f47" draw:formula="?f44 * ?f43"/><draw:equation draw:name="f48" draw:formula="?f43 * ?f18"/><draw:equation draw:name="f49" draw:formula="?f45 * ?f45"/><draw:equation draw:name="f50" draw:formula="?f47 / ?f22"/><draw:equation draw:name="f51" draw:formula="?f43 + ?f46"/><draw:equation draw:name="f52" draw:formula="?f49 - ?f32"/><draw:equation draw:name="f53" draw:formula="?f43 + ?f50"/><draw:equation draw:name="f54" draw:formula="?f46 + ?f50"/><draw:equation draw:name="f55" draw:formula="0 - ?f50"/><draw:equation draw:name="f56" draw:formula="?f51 / 2"/><draw:equation draw:name="f57" draw:formula="sqrt(?f52)"/><draw:equation draw:name="f58" draw:formula="?f53 - ?f40"/><draw:equation draw:name="f59" draw:formula="?f54 + ?f40"/><draw:equation draw:name="f60" draw:formula="?f57 * ?f22"/><draw:equation draw:name="f61" draw:formula="atan2(?f36, ?f55)"/><draw:equation draw:name="f62" draw:formula="0 - ?f61"/><draw:equation draw:name="f63" draw:formula="?f62 * ?f1 / ?f10"/><draw:equation draw:name="f64" draw:formula="?f63 - ?f2"/><draw:equation draw:name="f65" draw:formula="?f60 / ?f45"/><draw:equation draw:name="f66" draw:formula="0 - ?f65"/><draw:equation draw:name="f67" draw:formula="atan2(?f66, ?f42)"/><draw:equation draw:name="f68" draw:formula="0 - ?f67"/><draw:equation draw:name="f69" draw:formula="?f68 * ?f1 / ?f10"/><draw:equation draw:name="f70" draw:formula="?f69 - ?f2"/><draw:equation draw:name="f71" draw:formula="?f1 - ?f64"/><draw:equation draw:name="f72" draw:formula="0 - ?f64"/><draw:equation draw:name="f73" draw:formula="?f70 - ?f2"/><draw:equation draw:name="f74" draw:formula="?f2 + ?f70"/><draw:equation draw:name="f75" draw:formula="?f1 - ?f70"/><draw:equation draw:name="f76" draw:formula="21550000 - ?f72"/><draw:equation draw:name="f77" draw:formula="if(?f76, ?f72, 21550000)"/><draw:equation draw:name="f78" draw:formula="-21550000 - ?f77"/><draw:equation draw:name="f79" draw:formula="if(?f78, -21550000, ?f77)"/><draw:equation draw:name="f80" draw:formula="?f1 + ?f79"/><draw:equation draw:name="f81" draw:formula="?f1 + ?f2"/><draw:equation draw:name="f82" draw:formula="?f81 * ?f10 / ?f1"/><draw:equation draw:name="f83" draw:formula="0 - ?f82"/><draw:equation draw:name="f84" draw:formula="cos(?f83)"/><draw:equation draw:name="f85" draw:formula="0 - ?f84"/><draw:equation draw:name="f86" draw:formula="?f85 * ?f26"/><draw:equation draw:name="f87" draw:formula="sin(?f83)"/><draw:equation draw:name="f88" draw:formula="0 - ?f87"/><draw:equation draw:name="f89" draw:formula="?f88 * ?f48"/><draw:equation draw:name="f90" draw:formula="sqrt(?f86 * ?f86 + ?f89 * ?f89 + 0 * 0)"/><draw:equation draw:name="f91" draw:formula="?f26 * ?f48 / ?f90"/><draw:equation draw:name="f92" draw:formula="?f88 * ?f91"/><draw:equation draw:name="f93" draw:formula="?f11 - ?f92"/><draw:equation draw:name="f94" draw:formula="?f85 * ?f91"/><draw:equation draw:name="f95" draw:formula="?f43 - ?f94"/><draw:equation draw:name="f96" draw:formula="?f93 - ?f26"/><draw:equation draw:name="f97" draw:formula="?f95 - ?f48"/><draw:equation draw:name="f98" draw:formula="?f93 + ?f26"/><draw:equation draw:name="f99" draw:formula="?f95 + ?f48"/><draw:equation draw:name="f100" draw:formula="?f80 + ?f2"/><draw:equation draw:name="f101" draw:formula="?f100 * ?f10 / ?f1"/><draw:equation draw:name="f102" draw:formula="0 - ?f101"/><draw:equation draw:name="f103" draw:formula="cos(?f102)"/><draw:equation draw:name="f104" draw:formula="0 - ?f103"/><draw:equation draw:name="f105" draw:formula="?f104 * ?f26"/><draw:equation draw:name="f106" draw:formula="sin(?f102)"/><draw:equation draw:name="f107" draw:formula="0 - ?f106"/><draw:equation draw:name="f108" draw:formula="?f107 * ?f48"/><draw:equation draw:name="f109" draw:formula="sqrt(?f105 * ?f105 + ?f108 * ?f108 + 0 * 0)"/><draw:equation draw:name="f110" draw:formula="?f26 * ?f48 / ?f109"/><draw:equation draw:name="f111" draw:formula="?f107 * ?f110"/><draw:equation draw:name="f112" draw:formula="?f93 + ?f111"/><draw:equation draw:name="f113" draw:formula="?f104 * ?f110"/><draw:equation draw:name="f114" draw:formula="?f95 + ?f113"/><draw:equation draw:name="f115" draw:formula="if(?f79, ?f11, ?f96)"/><draw:equation draw:name="f116" draw:formula="if(?f79, ?f43, ?f97)"/><draw:equation draw:name="f117" draw:formula="if(?f79, ?f11, ?f98)"/><draw:equation draw:name="f118" draw:formula="if(?f79, ?f43, ?f99)"/><draw:equation draw:name="f119" draw:formula="if(?f79, ?f96, ?f112)"/><draw:equation draw:name="f120" draw:formula="if(?f79, ?f97, ?f114)"/><draw:equation draw:name="f121" draw:formula="if(?f79, ?f98, ?f112)"/><draw:equation draw:name="f122" draw:formula="if(?f79, ?f99, ?f114)"/><draw:equation draw:name="f123" draw:formula="21550000 - ?f64"/><draw:equation draw:name="f124" draw:formula="if(?f123, ?f64, 21550000)"/><draw:equation draw:name="f125" draw:formula="-21550000 - ?f124"/><draw:equation draw:name="f126" draw:formula="if(?f125, -21550000, ?f124)"/><draw:equation draw:name="f127" draw:formula="?f71 + ?f126"/><draw:equation draw:name="f128" draw:formula="?f71 + ?f2"/><draw:equation draw:name="f129" draw:formula="?f128 * ?f10 / ?f1"/><draw:equation draw:name="f130" draw:formula="0 - ?f129"/><draw:equation draw:name="f131" draw:formula="cos(?f130)"/><draw:equation draw:name="f132" draw:formula="0 - ?f131"/><draw:equation draw:name="f133" draw:formula="?f132 * ?f26"/><draw:equation draw:name="f134" draw:formula="sin(?f130)"/><draw:equation draw:name="f135" draw:formula="0 - ?f134"/><draw:equation draw:name="f136" draw:formula="?f135 * ?f48"/><draw:equation draw:name="f137" draw:formula="sqrt(?f133 * ?f133 + ?f136 * ?f136 + 0 * 0)"/><draw:equation draw:name="f138" draw:formula="?f26 * ?f48 / ?f137"/><draw:equation draw:name="f139" draw:formula="?f135 * ?f138"/><draw:equation draw:name="f140" draw:formula="?f35 - ?f139"/><draw:equation draw:name="f141" draw:formula="?f132 * ?f138"/><draw:equation draw:name="f142" draw:formula="?f54 - ?f141"/><draw:equation draw:name="f143" draw:formula="?f140 - ?f26"/><draw:equation draw:name="f144" draw:formula="?f142 - ?f48"/><draw:equation draw:name="f145" draw:formula="?f140 + ?f26"/><draw:equation draw:name="f146" draw:formula="?f142 + ?f48"/><draw:equation draw:name="f147" draw:formula="?f127 + ?f2"/><draw:equation draw:name="f148" draw:formula="?f147 * ?f10 / ?f1"/><draw:equation draw:name="f149" draw:formula="0 - ?f148"/><draw:equation draw:name="f150" draw:formula="cos(?f149)"/><draw:equation draw:name="f151" draw:formula="0 - ?f150"/><draw:equation draw:name="f152" draw:formula="?f151 * ?f26"/><draw:equation draw:name="f153" draw:formula="sin(?f149)"/><draw:equation draw:name="f154" draw:formula="0 - ?f153"/><draw:equation draw:name="f155" draw:formula="?f154 * ?f48"/><draw:equation draw:name="f156" draw:formula="sqrt(?f152 * ?f152 + ?f155 * ?f155 + 0 * 0)"/><draw:equation draw:name="f157" draw:formula="?f26 * ?f48 / ?f156"/><draw:equation draw:name="f158" draw:formula="?f154 * ?f157"/><draw:equation draw:name="f159" draw:formula="?f140 + ?f158"/><draw:equation draw:name="f160" draw:formula="?f151 * ?f157"/><draw:equation draw:name="f161" draw:formula="?f142 + ?f160"/><draw:equation draw:name="f162" draw:formula="if(?f126, ?f35, ?f143)"/><draw:equation draw:name="f163" draw:formula="if(?f126, ?f54, ?f144)"/><draw:equation draw:name="f164" draw:formula="if(?f126, ?f35, ?f145)"/><draw:equation draw:name="f165" draw:formula="if(?f126, ?f54, ?f146)"/><draw:equation draw:name="f166" draw:formula="if(?f126, ?f143, ?f159)"/><draw:equation draw:name="f167" draw:formula="if(?f126, ?f144, ?f161)"/><draw:equation draw:name="f168" draw:formula="if(?f126, ?f145, ?f159)"/><draw:equation draw:name="f169" draw:formula="if(?f126, ?f146, ?f161)"/><draw:equation draw:name="f170" draw:formula="21550000 - ?f73"/><draw:equation draw:name="f171" draw:formula="if(?f170, ?f73, 21550000)"/><draw:equation draw:name="f172" draw:formula="-21550000 - ?f171"/><draw:equation draw:name="f173" draw:formula="if(?f172, -21550000, ?f171)"/><draw:equation draw:name="f174" draw:formula="?f0 + ?f173"/><draw:equation draw:name="f175" draw:formula="?f0 + ?f2"/><draw:equation draw:name="f176" draw:formula="?f175 * ?f10 / ?f1"/><draw:equation draw:name="f177" draw:formula="0 - ?f176"/><draw:equation draw:name="f178" draw:formula="cos(?f177)"/><draw:equation draw:name="f179" draw:formula="0 - ?f178"/><draw:equation draw:name="f180" draw:formula="?f179 * ?f26"/><draw:equation draw:name="f181" draw:formula="sin(?f177)"/><draw:equation draw:name="f182" draw:formula="0 - ?f181"/><draw:equation draw:name="f183" draw:formula="?f182 * ?f48"/><draw:equation draw:name="f184" draw:formula="sqrt(?f180 * ?f180 + ?f183 * ?f183 + 0 * 0)"/><draw:equation draw:name="f185" draw:formula="?f26 * ?f48 / ?f184"/><draw:equation draw:name="f186" draw:formula="?f182 * ?f185"/><draw:equation draw:name="f187" draw:formula="?f19 - ?f186"/><draw:equation draw:name="f188" draw:formula="?f179 * ?f185"/><draw:equation draw:name="f189" draw:formula="?f29 - ?f188"/><draw:equation draw:name="f190" draw:formula="?f187 - ?f26"/><draw:equation draw:name="f191" draw:formula="?f189 - ?f48"/><draw:equation draw:name="f192" draw:formula="?f187 + ?f26"/><draw:equation draw:name="f193" draw:formula="?f189 + ?f48"/><draw:equation draw:name="f194" draw:formula="?f174 + ?f2"/><draw:equation draw:name="f195" draw:formula="?f194 * ?f10 / ?f1"/><draw:equation draw:name="f196" draw:formula="0 - ?f195"/><draw:equation draw:name="f197" draw:formula="cos(?f196)"/><draw:equation draw:name="f198" draw:formula="0 - ?f197"/><draw:equation draw:name="f199" draw:formula="?f198 * ?f26"/><draw:equation draw:name="f200" draw:formula="sin(?f196)"/><draw:equation draw:name="f201" draw:formula="0 - ?f200"/><draw:equation draw:name="f202" draw:formula="?f201 * ?f48"/><draw:equation draw:name="f203" draw:formula="sqrt(?f199 * ?f199 + ?f202 * ?f202 + 0 * 0)"/><draw:equation draw:name="f204" draw:formula="?f26 * ?f48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173, ?f19, ?f190)"/><draw:equation draw:name="f210" draw:formula="if(?f173, ?f29, ?f191)"/><draw:equation draw:name="f211" draw:formula="if(?f173, ?f19, ?f192)"/><draw:equation draw:name="f212" draw:formula="if(?f173, ?f29, ?f193)"/><draw:equation draw:name="f213" draw:formula="if(?f173, ?f190, ?f206)"/><draw:equation draw:name="f214" draw:formula="if(?f173, ?f191, ?f208)"/><draw:equation draw:name="f215" draw:formula="if(?f173, ?f192, ?f206)"/><draw:equation draw:name="f216" draw:formula="if(?f173, ?f193, ?f208)"/><draw:equation draw:name="f217" draw:formula="21550000 - ?f74"/><draw:equation draw:name="f218" draw:formula="if(?f217, ?f74, 21550000)"/><draw:equation draw:name="f219" draw:formula="-21550000 - ?f218"/><draw:equation draw:name="f220" draw:formula="if(?f219, -21550000, ?f218)"/><draw:equation draw:name="f221" draw:formula="?f75 + ?f220"/><draw:equation draw:name="f222" draw:formula="?f75 + ?f2"/><draw:equation draw:name="f223" draw:formula="?f222 * ?f10 / ?f1"/><draw:equation draw:name="f224" draw:formula="0 - ?f223"/><draw:equation draw:name="f225" draw:formula="cos(?f224)"/><draw:equation draw:name="f226" draw:formula="0 - ?f225"/><draw:equation draw:name="f227" draw:formula="?f226 * ?f26"/><draw:equation draw:name="f228" draw:formula="sin(?f224)"/><draw:equation draw:name="f229" draw:formula="0 - ?f228"/><draw:equation draw:name="f230" draw:formula="?f229 * ?f48"/><draw:equation draw:name="f231" draw:formula="sqrt(?f227 * ?f227 + ?f230 * ?f230 + 0 * 0)"/><draw:equation draw:name="f232" draw:formula="?f26 * ?f48 / ?f231"/><draw:equation draw:name="f233" draw:formula="?f229 * ?f232"/><draw:equation draw:name="f234" draw:formula="?f206 - ?f233"/><draw:equation draw:name="f235" draw:formula="?f226 * ?f232"/><draw:equation draw:name="f236" draw:formula="?f208 - ?f235"/><draw:equation draw:name="f237" draw:formula="?f234 - ?f26"/><draw:equation draw:name="f238" draw:formula="?f236 - ?f48"/><draw:equation draw:name="f239" draw:formula="?f234 + ?f26"/><draw:equation draw:name="f240" draw:formula="?f236 + ?f48"/><draw:equation draw:name="f241" draw:formula="?f221 + ?f2"/><draw:equation draw:name="f242" draw:formula="?f241 * ?f10 / ?f1"/><draw:equation draw:name="f243" draw:formula="0 - ?f242"/><draw:equation draw:name="f244" draw:formula="cos(?f243)"/><draw:equation draw:name="f245" draw:formula="0 - ?f244"/><draw:equation draw:name="f246" draw:formula="?f245 * ?f26"/><draw:equation draw:name="f247" draw:formula="sin(?f243)"/><draw:equation draw:name="f248" draw:formula="0 - ?f247"/><draw:equation draw:name="f249" draw:formula="?f248 * ?f48"/><draw:equation draw:name="f250" draw:formula="sqrt(?f246 * ?f246 + ?f249 * ?f249 + 0 * 0)"/><draw:equation draw:name="f251" draw:formula="?f26 * ?f48 / ?f250"/><draw:equation draw:name="f252" draw:formula="?f248 * ?f251"/><draw:equation draw:name="f253" draw:formula="?f234 + ?f252"/><draw:equation draw:name="f254" draw:formula="?f245 * ?f251"/><draw:equation draw:name="f255" draw:formula="?f236 + ?f254"/><draw:equation draw:name="f256" draw:formula="if(?f220, ?f206, ?f237)"/><draw:equation draw:name="f257" draw:formula="if(?f220, ?f208, ?f238)"/><draw:equation draw:name="f258" draw:formula="if(?f220, ?f206, ?f239)"/><draw:equation draw:name="f259" draw:formula="if(?f220, ?f208, ?f240)"/><draw:equation draw:name="f260" draw:formula="if(?f220, ?f237, ?f253)"/><draw:equation draw:name="f261" draw:formula="if(?f220, ?f238, ?f255)"/><draw:equation draw:name="f262" draw:formula="if(?f220, ?f239, ?f253)"/><draw:equation draw:name="f263" draw:formula="if(?f220, ?f240, ?f255)"/><draw:equation draw:name="f264" draw:formula="21550000 - ?f2"/><draw:equation draw:name="f265" draw:formula="if(?f264, ?f2, 21550000)"/><draw:equation draw:name="f266" draw:formula="-21550000 - ?f265"/><draw:equation draw:name="f267" draw:formula="if(?f266, -21550000, ?f265)"/><draw:equation draw:name="f268" draw:formula="?f1 + ?f267"/><draw:equation draw:name="f269" draw:formula="?f268 + ?f2"/><draw:equation draw:name="f270" draw:formula="?f269 * ?f10 / ?f1"/><draw:equation draw:name="f271" draw:formula="0 - ?f270"/><draw:equation draw:name="f272" draw:formula="cos(?f271)"/><draw:equation draw:name="f273" draw:formula="0 - ?f272"/><draw:equation draw:name="f274" draw:formula="?f273 * ?f26"/><draw:equation draw:name="f275" draw:formula="sin(?f271)"/><draw:equation draw:name="f276" draw:formula="0 - ?f275"/><draw:equation draw:name="f277" draw:formula="?f276 * ?f48"/><draw:equation draw:name="f278" draw:formula="sqrt(?f274 * ?f274 + ?f277 * ?f277 + 0 * 0)"/><draw:equation draw:name="f279" draw:formula="?f26 * ?f48 / ?f278"/><draw:equation draw:name="f280" draw:formula="?f276 * ?f279"/><draw:equation draw:name="f281" draw:formula="?f93 + ?f280"/><draw:equation draw:name="f282" draw:formula="?f273 * ?f279"/><draw:equation draw:name="f283" draw:formula="?f95 + ?f282"/><draw:equation draw:name="f284" draw:formula="if(?f267, ?f11, ?f96)"/><draw:equation draw:name="f285" draw:formula="if(?f267, ?f43, ?f97)"/><draw:equation draw:name="f286" draw:formula="if(?f267, ?f11, ?f98)"/><draw:equation draw:name="f287" draw:formula="if(?f267, ?f43, ?f99)"/><draw:equation draw:name="f288" draw:formula="if(?f267, ?f96, ?f281)"/><draw:equation draw:name="f289" draw:formula="if(?f267, ?f97, ?f283)"/><draw:equation draw:name="f290" draw:formula="if(?f267, ?f98, ?f281)"/><draw:equation draw:name="f291" draw:formula="if(?f267, ?f99, ?f283)"/></draw:enhanced-geometry></draw:custom-shape></text:p>
      <text:p text:style-name="Normal"/>
      <text:p text:style-name="Normal"><draw:custom-shape svg:x="3.54931in" svg:y="0.00972in" svg:width="1.75in" svg:height="1.02431in" draw:z-index="251687936" draw:id="id25" draw:style-name="a26" draw:name="Rectangle : coins arrondis 9" text:anchor-type="paragraph"><svg:title/><svg:desc/><text:p text:style-name="P23">FRONT-END</text:p><text:p text:style-name="P24">HTML</text:p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  <text:p text:style-name="Normal"><draw:custom-shape svg:x="3.45764in" svg:y="3.22778in" svg:width="1.06667in" svg:height="0.30417in" draw:z-index="251688960" draw:id="id26" draw:style-name="a27" draw:name="Flèche : double flèche horizontale 7" text:anchor-type="paragraph"><svg:title/><svg:desc/><draw:enhanced-geometry draw:path-stretchpoint-x="21600" draw:path-stretchpoint-y="21600" draw:type="non-primitive" svg:viewBox="0 0 21600 21600" draw:enhanced-path="M ?f7 ?f19 L ?f23 ?f7 ?f23 ?f24 ?f26 ?f24 ?f26 ?f7 ?f11 ?f19 ?f26 ?f12 ?f26 ?f25 ?f23 ?f25 ?f23 ?f12 Z N" draw:text-areas="?f29 ?f24 ?f30 ?f25" draw:glue-points="?f26 ?f7 ?f20 ?f24 ?f23 ?f7 ?f23 ?f12 ?f20 ?f25 ?f26 ?f12" draw:glue-point-leaving-directions="-360, -360, -360, -180, -180, -18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50000"/><draw:equation draw:name="f9" draw:formula="21600 * ?f5"/><draw:equation draw:name="f10" draw:formula="21600 * ?f4"/><draw:equation draw:name="f11" draw:formula="?f9 / ?f6"/><draw:equation draw:name="f12" draw:formula="?f10 / ?f6"/><draw:equation draw:name="f13" draw:formula="?f12 - ?f7"/><draw:equation draw:name="f14" draw:formula="?f11 - ?f7"/><draw:equation draw:name="f15" draw:formula="?f13 / 2"/><draw:equation draw:name="f16" draw:formula="?f14 / 2"/><draw:equation draw:name="f17" draw:formula="min(?f14, ?f13)"/><draw:equation draw:name="f18" draw:formula="?f13 * ?f8"/><draw:equation draw:name="f19" draw:formula="?f7 + ?f15"/><draw:equation draw:name="f20" draw:formula="?f7 + ?f16"/><draw:equation draw:name="f21" draw:formula="?f17 * ?f8"/><draw:equation draw:name="f22" draw:formula="?f18 / 200000"/><draw:equation draw:name="f23" draw:formula="?f21 / 100000"/><draw:equation draw:name="f24" draw:formula="?f19 - ?f22"/><draw:equation draw:name="f25" draw:formula="?f19 + ?f22"/><draw:equation draw:name="f26" draw:formula="?f11 - ?f23"/><draw:equation draw:name="f27" draw:formula="?f24 * ?f23"/><draw:equation draw:name="f28" draw:formula="?f27 / ?f15"/><draw:equation draw:name="f29" draw:formula="?f23 - ?f28"/><draw:equation draw:name="f30" draw:formula="?f26 + ?f28"/></draw:enhanced-geometry></draw:custom-shape><draw:frame draw:z-index="251689984" draw:id="id27" draw:style-name="a28" draw:name="Zone de texte 13" text:anchor-type="paragraph" svg:x="3.51667in" svg:y="2.89444in" svg:width="0.96528in" svg:height="0.3in" style:rel-width="scale" style:rel-height="scale"><draw:text-box><text:p text:style-name="P25">GENERERATE</text:p></draw:text-box><svg:title/><svg:desc/></draw:frame><draw:custom-shape svg:x="4.45764in" svg:y="2.70139in" svg:width="0.85in" svg:height="1.05in" draw:z-index="251678720" draw:id="id28" draw:style-name="a30" draw:name="Rectangle : coins arrondis 4" text:anchor-type="paragraph"><svg:title/><svg:desc/><text:p text:style-name="P26"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45 A ?f180 ?f181 ?f182 ?f183 ?f11 ?f45 ?f177 ?f179  W ?f184 ?f185 ?f186 ?f187 ?f11 ?f45 ?f177 ?f179 L ?f46 ?f27 A ?f227 ?f228 ?f229 ?f230 ?f46 ?f27 ?f224 ?f226  W ?f231 ?f232 ?f233 ?f234 ?f46 ?f27 ?f224 ?f226 L ?f26 ?f17 A ?f274 ?f275 ?f276 ?f277 ?f26 ?f17 ?f271 ?f273  W ?f278 ?f279 ?f280 ?f281 ?f26 ?f17 ?f271 ?f273 Z N" draw:text-areas="?f91 ?f91 ?f92 ?f93" draw:modifiers="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3600"/><draw:equation draw:name="f14" draw:formula="?f10 / 180"/><draw:equation draw:name="f15" draw:formula="0 - ?f2"/><draw:equation draw:name="f16" draw:formula="?f12 * ?f14"/><draw:equation draw:name="f17" draw:formula="?f11 + ?f13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?f11 - ?f17"/><draw:equation draw:name="f24" draw:formula="?f17 - ?f11"/><draw:equation draw:name="f25" draw:formula="min(?f19, ?f18)"/><draw:equation draw:name="f26" draw:formula="?f20 / ?f9"/><draw:equation draw:name="f27" draw:formula="?f21 / ?f9"/><draw:equation draw:name="f28" draw:formula="?f22 * ?f1"/><draw:equation draw:name="f29" draw:formula="abs(?f23)"/><draw:equation draw:name="f30" draw:formula="abs(?f24)"/><draw:equation draw:name="f31" draw:formula="if(?f23, ?f15, ?f2)"/><draw:equation draw:name="f32" draw:formula="if(?f23, ?f2, ?f15)"/><draw:equation draw:name="f33" draw:formula="if(?f23, ?f0, ?f2)"/><draw:equation draw:name="f34" draw:formula="if(?f23, ?f2, ?f0)"/><draw:equation draw:name="f35" draw:formula="if(?f24, ?f15, ?f2)"/><draw:equation draw:name="f36" draw:formula="if(?f24, ?f2, ?f15)"/><draw:equation draw:name="f37" draw:formula="if(?f23, 0, ?f1)"/><draw:equation draw:name="f38" draw:formula="if(?f23, ?f1, 0)"/><draw:equation draw:name="f39" draw:formula="?f28 / ?f10"/><draw:equation draw:name="f40" draw:formula="if(?f23, ?f34, ?f33)"/><draw:equation draw:name="f41" draw:formula="if(?f23, ?f33, ?f34)"/><draw:equation draw:name="f42" draw:formula="if(?f24, ?f32, ?f31)"/><draw:equation draw:name="f43" draw:formula="?f29 * ?f25"/><draw:equation draw:name="f44" draw:formula="?f30 * ?f25"/><draw:equation draw:name="f45" draw:formula="?f27 - ?f13"/><draw:equation draw:name="f46" draw:formula="?f26 - ?f13"/><draw:equation draw:name="f47" draw:formula="?f39 - ?f2"/><draw:equation draw:name="f48" draw:formula="if(?f24, ?f41, ?f40)"/><draw:equation draw:name="f49" draw:formula="?f27 - ?f45"/><draw:equation draw:name="f50" draw:formula="?f26 - ?f46"/><draw:equation draw:name="f51" draw:formula="?f45 - ?f27"/><draw:equation draw:name="f52" draw:formula="?f46 - ?f26"/><draw:equation draw:name="f53" draw:formula="abs(?f49)"/><draw:equation draw:name="f54" draw:formula="if(?f49, 0, ?f1)"/><draw:equation draw:name="f55" draw:formula="if(?f49, ?f1, 0)"/><draw:equation draw:name="f56" draw:formula="if(?f49, ?f35, ?f36)"/><draw:equation draw:name="f57" draw:formula="abs(?f50)"/><draw:equation draw:name="f58" draw:formula="abs(?f51)"/><draw:equation draw:name="f59" draw:formula="if(?f50, ?f15, ?f2)"/><draw:equation draw:name="f60" draw:formula="if(?f50, ?f2, ?f15)"/><draw:equation draw:name="f61" draw:formula="if(?f50, ?f0, ?f2)"/><draw:equation draw:name="f62" draw:formula="if(?f50, ?f2, ?f0)"/><draw:equation draw:name="f63" draw:formula="abs(?f52)"/><draw:equation draw:name="f64" draw:formula="if(?f52, ?f15, ?f2)"/><draw:equation draw:name="f65" draw:formula="if(?f52, ?f2, ?f15)"/><draw:equation draw:name="f66" draw:formula="if(?f52, ?f38, ?f37)"/><draw:equation draw:name="f67" draw:formula="if(?f52, ?f37, ?f38)"/><draw:equation draw:name="f68" draw:formula="if(?f24, ?f55, ?f54)"/><draw:equation draw:name="f69" draw:formula="if(?f24, ?f54, ?f55)"/><draw:equation draw:name="f70" draw:formula="if(?f50, ?f62, ?f61)"/><draw:equation draw:name="f71" draw:formula="if(?f50, ?f61, ?f62)"/><draw:equation draw:name="f72" draw:formula="if(?f51, ?f60, ?f59)"/><draw:equation draw:name="f73" draw:formula="if(?f23, ?f66, ?f67)"/><draw:equation draw:name="f74" draw:formula="if(?f23, ?f64, ?f65)"/><draw:equation draw:name="f75" draw:formula="?f53 * ?f25"/><draw:equation draw:name="f76" draw:formula="?f57 * ?f25"/><draw:equation draw:name="f77" draw:formula="?f58 * ?f25"/><draw:equation draw:name="f78" draw:formula="?f63 * ?f25"/><draw:equation draw:name="f79" draw:formula="if(?f49, ?f68, ?f69)"/><draw:equation draw:name="f80" draw:formula="if(?f51, ?f71, ?f70)"/><draw:equation draw:name="f81" draw:formula="?f47 + ?f2"/><draw:equation draw:name="f82" draw:formula="?f81 * ?f10 / ?f1"/><draw:equation draw:name="f83" draw:formula="0 - ?f82"/><draw:equation draw:name="f84" draw:formula="sin(?f83)"/><draw:equation draw:name="f85" draw:formula="0 - ?f84"/><draw:equation draw:name="f86" draw:formula="?f85"/><draw:equation draw:name="f87" draw:formula="0 - ?f86"/><draw:equation draw:name="f88" draw:formula="?f13 * ?f87"/><draw:equation draw:name="f89" draw:formula="?f88 * 3163"/><draw:equation draw:name="f90" draw:formula="?f89 / 7636"/><draw:equation draw:name="f91" draw:formula="?f11 + ?f90"/><draw:equation draw:name="f92" draw:formula="?f26 - ?f90"/><draw:equation draw:name="f93" draw:formula="?f27 - ?f90"/><draw:equation draw:name="f94" draw:formula="21550000 - ?f42"/><draw:equation draw:name="f95" draw:formula="if(?f94, ?f42, 21550000)"/><draw:equation draw:name="f96" draw:formula="-21550000 - ?f95"/><draw:equation draw:name="f97" draw:formula="if(?f96, -21550000, ?f95)"/><draw:equation draw:name="f98" draw:formula="?f48 + ?f97"/><draw:equation draw:name="f99" draw:formula="?f48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3"/><draw:equation draw:name="f105" draw:formula="sin(?f101)"/><draw:equation draw:name="f106" draw:formula="0 - ?f105"/><draw:equation draw:name="f107" draw:formula="?f106 * ?f44"/><draw:equation draw:name="f108" draw:formula="sqrt(?f104 * ?f104 + ?f107 * ?f107 + 0 * 0)"/><draw:equation draw:name="f109" draw:formula="?f43 * ?f44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3"/><draw:equation draw:name="f115" draw:formula="?f113 - ?f44"/><draw:equation draw:name="f116" draw:formula="?f111 + ?f43"/><draw:equation draw:name="f117" draw:formula="?f113 + ?f44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3"/><draw:equation draw:name="f124" draw:formula="sin(?f120)"/><draw:equation draw:name="f125" draw:formula="0 - ?f124"/><draw:equation draw:name="f126" draw:formula="?f125 * ?f44"/><draw:equation draw:name="f127" draw:formula="sqrt(?f123 * ?f123 + ?f126 * ?f126 + 0 * 0)"/><draw:equation draw:name="f128" draw:formula="?f43 * ?f44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56"/><draw:equation draw:name="f142" draw:formula="if(?f141, ?f56, 21550000)"/><draw:equation draw:name="f143" draw:formula="-21550000 - ?f142"/><draw:equation draw:name="f144" draw:formula="if(?f143, -21550000, ?f142)"/><draw:equation draw:name="f145" draw:formula="?f79 + ?f144"/><draw:equation draw:name="f146" draw:formula="?f79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4"/><draw:equation draw:name="f152" draw:formula="sin(?f148)"/><draw:equation draw:name="f153" draw:formula="0 - ?f152"/><draw:equation draw:name="f154" draw:formula="?f153 * ?f75"/><draw:equation draw:name="f155" draw:formula="sqrt(?f151 * ?f151 + ?f154 * ?f154 + 0 * 0)"/><draw:equation draw:name="f156" draw:formula="?f44 * ?f75 / ?f155"/><draw:equation draw:name="f157" draw:formula="?f153 * ?f156"/><draw:equation draw:name="f158" draw:formula="?f11 - ?f157"/><draw:equation draw:name="f159" draw:formula="?f150 * ?f156"/><draw:equation draw:name="f160" draw:formula="?f45 - ?f159"/><draw:equation draw:name="f161" draw:formula="?f158 - ?f44"/><draw:equation draw:name="f162" draw:formula="?f160 - ?f75"/><draw:equation draw:name="f163" draw:formula="?f158 + ?f44"/><draw:equation draw:name="f164" draw:formula="?f160 + ?f75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4"/><draw:equation draw:name="f171" draw:formula="sin(?f167)"/><draw:equation draw:name="f172" draw:formula="0 - ?f171"/><draw:equation draw:name="f173" draw:formula="?f172 * ?f75"/><draw:equation draw:name="f174" draw:formula="sqrt(?f170 * ?f170 + ?f173 * ?f173 + 0 * 0)"/><draw:equation draw:name="f175" draw:formula="?f44 * ?f75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45, ?f162)"/><draw:equation draw:name="f182" draw:formula="if(?f144, ?f11, ?f163)"/><draw:equation draw:name="f183" draw:formula="if(?f144, ?f45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72"/><draw:equation draw:name="f189" draw:formula="if(?f188, ?f72, 21550000)"/><draw:equation draw:name="f190" draw:formula="-21550000 - ?f189"/><draw:equation draw:name="f191" draw:formula="if(?f190, -21550000, ?f189)"/><draw:equation draw:name="f192" draw:formula="?f80 + ?f191"/><draw:equation draw:name="f193" draw:formula="?f80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76"/><draw:equation draw:name="f199" draw:formula="sin(?f195)"/><draw:equation draw:name="f200" draw:formula="0 - ?f199"/><draw:equation draw:name="f201" draw:formula="?f200 * ?f77"/><draw:equation draw:name="f202" draw:formula="sqrt(?f198 * ?f198 + ?f201 * ?f201 + 0 * 0)"/><draw:equation draw:name="f203" draw:formula="?f76 * ?f77 / ?f202"/><draw:equation draw:name="f204" draw:formula="?f200 * ?f203"/><draw:equation draw:name="f205" draw:formula="?f46 - ?f204"/><draw:equation draw:name="f206" draw:formula="?f197 * ?f203"/><draw:equation draw:name="f207" draw:formula="?f27 - ?f206"/><draw:equation draw:name="f208" draw:formula="?f205 - ?f76"/><draw:equation draw:name="f209" draw:formula="?f207 - ?f77"/><draw:equation draw:name="f210" draw:formula="?f205 + ?f76"/><draw:equation draw:name="f211" draw:formula="?f207 + ?f77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76"/><draw:equation draw:name="f218" draw:formula="sin(?f214)"/><draw:equation draw:name="f219" draw:formula="0 - ?f218"/><draw:equation draw:name="f220" draw:formula="?f219 * ?f77"/><draw:equation draw:name="f221" draw:formula="sqrt(?f217 * ?f217 + ?f220 * ?f220 + 0 * 0)"/><draw:equation draw:name="f222" draw:formula="?f76 * ?f77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46, ?f208)"/><draw:equation draw:name="f228" draw:formula="if(?f191, ?f27, ?f209)"/><draw:equation draw:name="f229" draw:formula="if(?f191, ?f46, ?f210)"/><draw:equation draw:name="f230" draw:formula="if(?f191, ?f27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74"/><draw:equation draw:name="f236" draw:formula="if(?f235, ?f74, 21550000)"/><draw:equation draw:name="f237" draw:formula="-21550000 - ?f236"/><draw:equation draw:name="f238" draw:formula="if(?f237, -21550000, ?f236)"/><draw:equation draw:name="f239" draw:formula="?f73 + ?f238"/><draw:equation draw:name="f240" draw:formula="?f73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8"/><draw:equation draw:name="f246" draw:formula="sin(?f242)"/><draw:equation draw:name="f247" draw:formula="0 - ?f246"/><draw:equation draw:name="f248" draw:formula="?f247 * ?f43"/><draw:equation draw:name="f249" draw:formula="sqrt(?f245 * ?f245 + ?f248 * ?f248 + 0 * 0)"/><draw:equation draw:name="f250" draw:formula="?f78 * ?f43 / ?f249"/><draw:equation draw:name="f251" draw:formula="?f247 * ?f250"/><draw:equation draw:name="f252" draw:formula="?f26 - ?f251"/><draw:equation draw:name="f253" draw:formula="?f244 * ?f250"/><draw:equation draw:name="f254" draw:formula="?f17 - ?f253"/><draw:equation draw:name="f255" draw:formula="?f252 - ?f78"/><draw:equation draw:name="f256" draw:formula="?f254 - ?f43"/><draw:equation draw:name="f257" draw:formula="?f252 + ?f78"/><draw:equation draw:name="f258" draw:formula="?f254 + ?f43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8"/><draw:equation draw:name="f265" draw:formula="sin(?f261)"/><draw:equation draw:name="f266" draw:formula="0 - ?f265"/><draw:equation draw:name="f267" draw:formula="?f266 * ?f43"/><draw:equation draw:name="f268" draw:formula="sqrt(?f264 * ?f264 + ?f267 * ?f267 + 0 * 0)"/><draw:equation draw:name="f269" draw:formula="?f78 * ?f43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6, ?f255)"/><draw:equation draw:name="f275" draw:formula="if(?f238, ?f17, ?f256)"/><draw:equation draw:name="f276" draw:formula="if(?f238, ?f26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5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stroke-dash draw:name="a8" draw:style="rect" draw:dots1="1" draw:dots1-length="0.04167in" draw:distance="0.04167in"/>
    <draw:stroke-dash draw:name="a29" draw:style="rect" draw:dots1="1" draw:dots1-length="0.04167in" draw:distance="0.04167in"/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oogiewooguy@yahoo.fr</meta:initial-creator>
    <dc:creator>boogiewooguy@yahoo.fr</dc:creator>
    <meta:creation-date>2018-12-09T09:05:00Z</meta:creation-date>
    <dc:date>2018-12-09T09:05:00Z</dc:date>
    <meta:template xlink:href="Normal.dotm" xlink:type="simple"/>
    <meta:editing-cycles>2</meta:editing-cycles>
    <meta:editing-duration>PT60S</meta:editing-duration>
    <meta:document-statistic meta:page-count="2" meta:paragraph-count="1" meta:word-count="14" meta:character-count="95" meta:row-count="1" meta:non-whitespace-character-count="82"/>
  </office:meta>
</office:document-meta>
</file>